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17DD6F6F73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  <style:text-properties style:text-underline-style="none"/>
    </style:style>
    <style:style style:name="P3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ervidor Demo </text:h>
      <text:h text:style-name="P3" text:outline-level="1">Servicio de Conteo de Personas</text:h>
      <text:p text:style-name="P1"/>
      <text:p text:style-name="P1"><draw:frame draw:style-name="fr1" draw:name="image00.jpg" text:anchor-type="as-char" svg:width="4.5626in" svg:height="3.2291in" draw:z-index="0"><draw:image xlink:href="Pictures/100000000000021A0000017DD6F6F731.jpg" xlink:type="simple" xlink:show="embed" xlink:actuate="onLoad"/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5-07-07T16:51:47</meta:creation-date>
    <dc:date>2015-07-07T17:06:20</dc:date>
    <dc:creator>Diego </dc:creator>
    <meta:editing-duration>PT5M23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3" meta:word-count="7" meta:character-count="45" meta:non-whitespace-character-count="38"/>
  </office:meta>
</office:document-meta>
</file>